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6pt" style:font-size-asian="16pt" style:font-name-complex="Arial1" style:font-size-complex="16pt"/>
    </style:style>
    <style:style style:name="P2" style:family="paragraph" style:parent-style-name="Standard" style:master-page-name="Standard">
      <style:paragraph-properties style:page-number="auto"/>
      <style:text-properties style:font-name="Arial" fo:font-size="16pt" fo:font-weight="bold" style:font-size-asian="16pt" style:font-weight-asian="bold" style:font-name-complex="Arial1" style:font-size-complex="16pt" style:font-weight-complex="bold"/>
    </style:style>
    <style:style style:name="T1" style:family="text">
      <style:text-properties officeooo:rsid="0015c65e"/>
    </style:style>
    <style:style style:name="T2" style:family="text">
      <style:text-properties fo:font-weight="bold" style:font-weight-asian="bold" style:font-weight-complex="bold"/>
    </style:style>
    <style:style style:name="T3" style:family="text">
      <style:text-properties fo:font-weight="bold" officeooo:rsid="0015c65e"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ssion #2 </text:p>
      <text:p text:style-name="P1"><text:span text:style-name="T2">Story </text:span><text:span text:style-name="T3">Line</text:span><text:span text:style-name="T2">: </text:span>An 8 yr old boy (Rusty) is involved in a fight at school. <text:s/>His mother has to go to the school to pick him up at the principal’s office. <text:s/>It is Rusty’s birthday. <text:s/>She takes him home. <text:s/>His Dad comes home because he has heard what has happened. <text:s/>He shakes him and yells at him and tells him that his mom is dying and that she is going to die faster because of his actions that day. <text:s/>Rusty’s perception (the lie) is that his mom’s death is his fault – he also feels like a failure in his Dad’s eyes – a loser. <text:s/>So he believes the lie and lives the life of a loser, an empty life as a highly critical image consultant – no friends – separated from family – not caring about life or people. <text:s/>Just existing. </text:p>
      <text:p text:style-name="P1">Can you imagine the weight of his mom’s death on him and on top of that a failure in his dad’s eyes. <text:s/>Feeling like his Dad is a hard man and that his dad doesn’t like him.</text:p>
      <text:p text:style-name="P1">You are about to watch half of the Disney movie called “The Kid”. <text:s/>It is not a Christian movie but it is used all over the globe by churches and various ministries. <text:s/>I would like to see everyone own a copy and watch it once or twice a year. <text:s/>($6) I am showing it to you tonight as part of this class so you will see how our perception (lies) that we believe because of an experience or event in the natural realm also affect us in the spiritual realm. They affect our perception of G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y</meta:initial-creator>
    <meta:editing-cycles>6</meta:editing-cycles>
    <meta:creation-date>2015-01-21T21:45:00</meta:creation-date>
    <dc:date>2017-09-27T15:28:50.128377004</dc:date>
    <meta:editing-duration>PT23M1S</meta:editing-duration>
    <meta:generator>LibreOffice/5.3.1.2$Linux_X86_64 LibreOffice_project/30m0$Build-2</meta:generator>
    <meta:document-statistic meta:table-count="0" meta:image-count="0" meta:object-count="0" meta:page-count="1" meta:paragraph-count="4" meta:word-count="272" meta:character-count="1381" meta:non-whitespace-character-count="10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